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71cm"/>
    </style:style>
    <style:style style:name="gr2" style:family="graphic" style:parent-style-name="standard">
      <style:graphic-properties draw:fill="solid" draw:fill-color="#5eb91e" draw:textarea-horizontal-align="justify" draw:textarea-vertical-align="middle" draw:auto-grow-height="false" fo:min-height="1.524cm" fo:min-width="1.387cm"/>
    </style:style>
    <style:style style:name="gr3" style:family="graphic" style:parent-style-name="standard">
      <style:graphic-properties draw:fill="solid" draw:fill-color="#d4ea6b" draw:textarea-horizontal-align="justify" draw:textarea-vertical-align="middle" draw:auto-grow-height="false" fo:min-height="0.682cm" fo:min-width="1.596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3465a4" draw:textarea-horizontal-align="justify" draw:textarea-vertical-align="middle" draw:auto-grow-height="false" fo:min-height="2.715cm" fo:min-width="2.846cm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 draw:shadow-offset-x="0.203cm" draw:shadow-offset-y="0.203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24cm" fo:min-width="1.3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13" style:family="graphic" style:parent-style-name="standard">
      <style:graphic-properties draw:fill="solid" draw:fill-color="#55308d" draw:textarea-horizontal-align="justify" draw:textarea-vertical-align="middle" draw:auto-grow-height="false" fo:min-height="2.798cm" fo:min-width="2.231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12cm"/>
    </style:style>
    <style:style style:name="gr17" style:family="graphic" style:parent-style-name="standard">
      <style:graphic-properties draw:fill="solid" draw:fill-color="#3465a4" draw:textarea-horizontal-align="justify" draw:textarea-vertical-align="middle" draw:auto-grow-height="false" fo:min-height="2.715cm" fo:min-width="2.846cm"/>
    </style:style>
    <style:style style:name="gr18" style:family="graphic" style:parent-style-name="standard">
      <style:graphic-properties draw:fill="solid" draw:fill-color="#d4ea6b" draw:textarea-horizontal-align="justify" draw:textarea-vertical-align="middle" draw:auto-grow-height="false" fo:min-height="0.808cm" fo:min-width="2.739cm"/>
    </style:style>
    <style:style style:name="gr19" style:family="graphic" style:parent-style-name="standard">
      <style:graphic-properties draw:fill="solid" draw:fill-color="#5eb91e" draw:textarea-horizontal-align="justify" draw:textarea-vertical-align="middle" draw:auto-grow-height="false" fo:min-height="1.524cm" fo:min-width="1.387cm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false" fo:min-height="1.524cm" fo:min-width="1.387cm"/>
    </style:style>
    <style:style style:name="gr21" style:family="graphic" style:parent-style-name="standard">
      <style:graphic-properties draw:fill="solid" draw:fill-color="#55308d" draw:textarea-horizontal-align="justify" draw:textarea-vertical-align="middle" draw:auto-grow-height="false" fo:min-height="3.052cm" fo:min-width="2.104cm"/>
    </style:style>
    <style:style style:name="gr22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544cm"/>
    </style:style>
    <style:style style:name="gr25" style:family="graphic" style:parent-style-name="standard">
      <style:graphic-properties draw:stroke="none" svg:stroke-color="#000000" draw:fill="none" draw:fill-color="#ffffff" fo:min-height="0.794cm"/>
    </style:style>
    <style:style style:name="gr26" style:family="graphic" style:parent-style-name="standard" style:list-style-name="L2">
      <style:graphic-properties draw:stroke="none" svg:stroke-color="#000000" draw:fill="none" draw:fill-color="#ffffff" fo:min-height="3.719cm"/>
    </style:style>
    <style:style style:name="gr2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solid" draw:fill-color="#5eb91e"/>
      <style:paragraph-properties fo:text-align="center"/>
    </style:style>
    <style:style style:name="P4" style:family="paragraph">
      <loext:graphic-properties draw:fill="solid" draw:fill-color="#d4ea6b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3465a4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solid" draw:fill-color="#55308d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P14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765cm" svg:height="2.921cm" svg:x="1.589cm" svg:y="9.51cm">
          <draw:text-box>
            <text:p text:style-name="P1"><text:span text:style-name="T1">Sa</text:span><text:span text:style-name="T1">mpl</text:span><text:span text:style-name="T1">e </text:span><text:span text:style-name="T1">Arc</text:span><text:span text:style-name="T1">hite</text:span><text:span text:style-name="T1">ctur</text:span><text:span text:style-name="T1">e</text:span></text:p>
          </draw:text-box>
        </draw:frame>
      </draw:page>
      <draw:page draw:name="page2" draw:style-name="dp1" draw:master-page-name="Default">
        <draw:custom-shape draw:style-name="gr2" draw:text-style-name="P3" xml:id="id2" draw:id="id2" draw:layer="layout" svg:width="2.667cm" svg:height="2.508cm" svg:x="1.76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191cm" svg:height="2.794cm" svg:x="1cm" svg:y="11.2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8" draw:id="id8" draw:layer="layout" svg:width="4.191cm" svg:height="2.794cm" svg:x="22.717cm" svg:y="11.2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3.096cm" svg:y1="14.081cm" svg:x2="3.096cm" svg:y2="16.875cm" draw:start-shape="id1" draw:start-glue-point="7" draw:end-shape="id2" draw:end-glue-point="4" svg:d="M3096 14081v2794" svg:viewBox="0 0 1 2795">
          <text:p/>
        </draw:connector>
        <draw:custom-shape draw:style-name="gr3" draw:text-style-name="P4" xml:id="id7" draw:id="id7" draw:layer="layout" svg:width="4.191cm" svg:height="2.794cm" svg:x="19.034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3" draw:id="id3" draw:layer="layout" svg:width="4.191cm" svg:height="2.794cm" svg:x="1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6" draw:id="id6" draw:layer="layout" svg:width="4.191cm" svg:height="2.794cm" svg:x="4.556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5" draw:id="id5" draw:layer="layout" svg:width="4.191cm" svg:height="2.794cm" svg:x="22.717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xml:id="id4" draw:id="id4" draw:layer="layout" svg:width="4.572cm" svg:height="4.191cm" svg:x="11.684cm" svg:y="1.6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5" draw:layer="layout" svg:x1="3.096cm" svg:y1="5.572cm" svg:x2="13.78cm" svg:y2="1.635cm" draw:start-shape="id3" draw:start-glue-point="4" draw:end-shape="id4" draw:end-glue-point="4" svg:d="M3096 5572v-4439h10684v502" svg:viewBox="0 0 10685 4440">
          <text:p/>
        </draw:connector>
        <draw:connector draw:style-name="gr4" draw:text-style-name="P5" draw:layer="layout" svg:x1="24.813cm" svg:y1="5.572cm" svg:x2="13.78cm" svg:y2="1.635cm" draw:start-shape="id5" draw:start-glue-point="4" draw:end-shape="id4" draw:end-glue-point="4" svg:d="M24813 5572v-4439h-11033v502" svg:viewBox="0 0 11034 4440">
          <text:p/>
        </draw:connector>
        <draw:connector draw:style-name="gr6" draw:text-style-name="P5" draw:layer="layout" svg:x1="6.652cm" svg:y1="9.128cm" svg:x2="11.684cm" svg:y2="3.731cm" draw:start-shape="id6" draw:start-glue-point="4" draw:end-shape="id4" draw:end-glue-point="5" svg:d="M6652 9128v-5397h5032" svg:viewBox="0 0 5033 5398">
          <text:p/>
        </draw:connector>
        <draw:connector draw:style-name="gr4" draw:text-style-name="P5" draw:layer="layout" svg:x1="21.13cm" svg:y1="9.128cm" svg:x2="16.256cm" svg:y2="3.731cm" draw:start-shape="id7" draw:start-glue-point="4" draw:end-shape="id4" draw:end-glue-point="7" svg:d="M21130 9128v-5397h-4874" svg:viewBox="0 0 4875 5398">
          <text:p/>
        </draw:connector>
        <draw:connector draw:style-name="gr4" draw:text-style-name="P5" draw:layer="layout" draw:line-skew="0.444cm" svg:x1="5.191cm" svg:y1="14.081cm" svg:x2="11.684cm" svg:y2="3.73cm" draw:start-shape="id1" draw:start-glue-point="8" draw:end-shape="id4" svg:d="M5191 14081h3691v-10351h2802" svg:viewBox="0 0 6494 10352">
          <text:p/>
        </draw:connector>
        <draw:connector draw:style-name="gr4" draw:text-style-name="P5" draw:layer="layout" draw:line-skew="-0.571cm" svg:x1="22.717cm" svg:y1="14.081cm" svg:x2="16.256cm" svg:y2="3.73cm" draw:start-shape="id8" draw:start-glue-point="6" draw:end-shape="id4" svg:d="M22717 14081h-3802v-10351h-2659" svg:viewBox="0 0 6462 10352">
          <text:p/>
        </draw:connector>
        <draw:custom-shape draw:style-name="gr7" draw:text-style-name="P7" xml:id="id9" draw:id="id9" draw:layer="layout" svg:width="2.667cm" svg:height="2.508cm" svg:x="23.479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4.813cm" svg:y1="14.081cm" svg:x2="24.813cm" svg:y2="16.875cm" draw:start-shape="id8" draw:start-glue-point="7" draw:end-shape="id9" draw:end-glue-point="4" svg:d="M24813 14081v2794" svg:viewBox="0 0 1 2795">
          <text:p/>
        </draw:connector>
        <draw:frame draw:style-name="gr8" draw:text-style-name="P8" draw:layer="layout" svg:width="1.713cm" svg:height="0.662cm" svg:x="2.27cm" svg:y="19.642cm">
          <draw:text-box>
            <text:p><text:span text:style-name="T2">Source</text:span></text:p>
          </draw:text-box>
        </draw:frame>
        <draw:frame draw:style-name="gr9" draw:text-style-name="P8" draw:layer="layout" svg:width="2.526cm" svg:height="0.662cm" svg:x="23.606cm" svg:y="19.642cm">
          <draw:text-box>
            <text:p><text:span text:style-name="T2">Destination</text:span></text:p>
          </draw:text-box>
        </draw:frame>
        <draw:frame draw:style-name="gr10" draw:text-style-name="P8" draw:layer="layout" svg:width="1.467cm" svg:height="1.073cm" svg:x="13.192cm" svg:y="3.159cm">
          <draw:text-box>
            <text:p><text:span text:style-name="T2">Relay Node</text:span></text:p>
          </draw:text-box>
        </draw:frame>
        <draw:frame draw:style-name="gr11" draw:text-style-name="P8" draw:layer="layout" svg:width="3.262cm" svg:height="0.662cm" svg:x="5.064cm" svg:y="12.149cm">
          <draw:text-box>
            <text:p><text:span text:style-name="T2">Controller Node</text:span></text:p>
          </draw:text-box>
        </draw:frame>
        <draw:frame draw:style-name="gr11" draw:text-style-name="P8" draw:layer="layout" svg:width="3.262cm" svg:height="0.662cm" svg:x="19.542cm" svg:y="12.176cm">
          <draw:text-box>
            <text:p><text:span text:style-name="T2">Controller Node</text:span></text:p>
          </draw:text-box>
        </draw:frame>
        <draw:frame draw:style-name="gr11" draw:text-style-name="P8" draw:layer="layout" svg:width="3.262cm" svg:height="0.662cm" svg:x="23.265cm" svg:y="10.398cm">
          <draw:text-box>
            <text:p><text:span text:style-name="T2">Controller Node</text:span></text:p>
          </draw:text-box>
        </draw:frame>
        <draw:frame draw:style-name="gr11" draw:text-style-name="P8" draw:layer="layout" svg:width="3.262cm" svg:height="0.662cm" svg:x="23.225cm" svg:y="8.62cm">
          <draw:text-box>
            <text:p><text:span text:style-name="T2">Controller Node</text:span></text:p>
          </draw:text-box>
        </draw:frame>
        <draw:frame draw:style-name="gr12" draw:text-style-name="P8" draw:layer="layout" svg:width="3.262cm" svg:height="0.662cm" svg:x="1.46cm" svg:y="10.398cm">
          <draw:text-box>
            <text:p><text:span text:style-name="T2">Controller Node</text:span></text:p>
          </draw:text-box>
        </draw:frame>
        <draw:frame draw:style-name="gr11" draw:text-style-name="P8" draw:layer="layout" svg:width="3.262cm" svg:height="0.662cm" svg:x="1.421cm" svg:y="8.593cm">
          <draw:text-box>
            <text:p><text:span text:style-name="T2">Controller Node</text:span></text:p>
          </draw:text-box>
        </draw:frame>
        <draw:custom-shape draw:style-name="gr5" draw:text-style-name="P6" xml:id="id11" draw:id="id11" draw:layer="layout" svg:width="4.572cm" svg:height="4.191cm" svg:x="11.668cm" svg:y="1.6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9" xml:id="id10" draw:id="id10" draw:layer="layout" svg:width="5.461cm" svg:height="6.096cm" svg:x="11.033cm" svg:y="8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8" draw:layer="layout" svg:width="3.556cm" svg:height="0.889cm" svg:x="12.303cm" svg:y="11.414cm">
          <draw:text-box>
            <text:p><text:span text:style-name="T2">Directory </text:span><text:span text:style-name="T2">Service</text:span></text:p>
          </draw:text-box>
        </draw:frame>
        <draw:connector draw:style-name="gr15" draw:text-style-name="P5" draw:layer="layout" svg:x1="5.191cm" svg:y1="14.081cm" svg:x2="13.764cm" svg:y2="14.97cm" draw:start-shape="id1" draw:start-glue-point="8" draw:end-shape="id10" draw:end-glue-point="6" svg:d="M5191 14081v1391h8573v-502" svg:viewBox="0 0 8574 1392">
          <text:p/>
        </draw:connector>
        <draw:connector draw:style-name="gr15" draw:text-style-name="P5" draw:layer="layout" svg:x1="8.747cm" svg:y1="11.922cm" svg:x2="11.033cm" svg:y2="11.922cm" draw:start-shape="id6" draw:start-glue-point="8" draw:end-shape="id10" draw:end-glue-point="5" svg:d="M8747 11922h2286" svg:viewBox="0 0 2287 1">
          <text:p/>
        </draw:connector>
        <draw:connector draw:style-name="gr15" draw:text-style-name="P5" draw:layer="layout" svg:x1="19.034cm" svg:y1="11.922cm" svg:x2="16.494cm" svg:y2="11.922cm" draw:start-shape="id7" draw:start-glue-point="6" draw:end-shape="id10" draw:end-glue-point="7" svg:d="M19034 11922h-2540" svg:viewBox="0 0 2541 1">
          <text:p/>
        </draw:connector>
        <draw:frame draw:style-name="gr16" draw:text-style-name="P10" draw:layer="layout" svg:width="2.54cm" svg:height="0.662cm" svg:x="12.811cm" svg:y="3.386cm">
          <draw:text-box>
            <text:p><text:span text:style-name="T3">Relay Node</text:span></text:p>
          </draw:text-box>
        </draw:frame>
        <draw:line draw:style-name="gr15" draw:text-style-name="P5" draw:layer="layout" svg:x1="5.191cm" svg:y1="8.366cm" svg:x2="12.684cm" svg:y2="10.271cm">
          <text:p/>
        </draw:line>
        <draw:connector draw:style-name="gr15" draw:text-style-name="P5" draw:layer="layout" svg:x1="13.764cm" svg:y1="5.826cm" svg:x2="13.764cm" svg:y2="8.874cm" draw:start-shape="id11" draw:start-glue-point="6" draw:end-shape="id10" draw:end-glue-point="4" svg:d="M13764 5826v3048" svg:viewBox="0 0 1 3049">
          <text:p/>
        </draw:connector>
        <draw:line draw:style-name="gr15" draw:text-style-name="P5" draw:layer="layout" svg:x1="22.717cm" svg:y1="8.366cm" svg:x2="14.97cm" svg:y2="10.271cm">
          <text:p/>
        </draw:line>
      </draw:page>
      <draw:page draw:name="page3" draw:style-name="dp1" draw:master-page-name="Default">
        <draw:frame draw:style-name="gr1" draw:text-style-name="P2" draw:layer="layout" svg:width="24.765cm" svg:height="2.921cm" svg:x="1.588cm" svg:y="9.509cm">
          <draw:text-box>
            <text:p text:style-name="P1"><text:span text:style-name="T1">Sa</text:span><text:span text:style-name="T1">mpl</text:span><text:span text:style-name="T1">e </text:span><text:span text:style-name="T1">Me</text:span><text:span text:style-name="T1">ssa</text:span><text:span text:style-name="T1">ge </text:span><text:span text:style-name="T1">Tra</text:span><text:span text:style-name="T1">nsf</text:span><text:span text:style-name="T1">er</text:span></text:p>
          </draw:text-box>
        </draw:frame>
      </draw:page>
      <draw:page draw:name="page4" draw:style-name="dp1" draw:master-page-name="Default">
        <draw:custom-shape draw:style-name="gr17" draw:text-style-name="P6" xml:id="id12" draw:id="id12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16" draw:id="id16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xml:id="id15" draw:id="id15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7" draw:id="id17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13" draw:id="id13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14" draw:id="id1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2" draw:text-style-name="P5" draw:layer="layout" draw:type="curve" draw:line-skew="0cm 1.09cm" svg:x1="13.764cm" svg:y1="2.016cm" svg:x2="16.24cm" svg:y2="4.112cm" draw:start-shape="id12" draw:start-glue-point="4" draw:end-shape="id12" draw:end-glue-point="7" svg:d="M13764 2016c0-753 2034-628 3249 84s1613 2012-773 2012" svg:viewBox="0 0 4218 2607">
          <text:p/>
        </draw:connector>
        <draw:connector draw:style-name="gr23" draw:text-style-name="P5" draw:layer="layout" draw:type="line" svg:x1="13.764cm" svg:y1="6.207cm" svg:x2="13.764cm" svg:y2="9.255cm" draw:start-shape="id12" draw:start-glue-point="6" draw:end-shape="id13" draw:end-glue-point="4" svg:d="M13764 6207v3048" svg:viewBox="0 0 1 3049">
          <text:p/>
        </draw:connector>
        <draw:connector draw:style-name="gr23" draw:text-style-name="P5" draw:layer="layout" draw:type="line" svg:x1="7.477cm" svg:y1="10.906cm" svg:x2="13.764cm" svg:y2="15.859cm" draw:start-shape="id14" draw:start-glue-point="8" draw:end-shape="id13" draw:end-glue-point="6" svg:d="M7477 10906l6287 4953" svg:viewBox="0 0 6288 4954">
          <text:p/>
        </draw:connector>
        <draw:connector draw:style-name="gr23" draw:text-style-name="P5" draw:layer="layout" draw:type="line" svg:x1="4.239cm" svg:y1="7.731cm" svg:x2="11.668cm" svg:y2="4.112cm" draw:start-shape="id14" draw:start-glue-point="4" draw:end-shape="id12" draw:end-glue-point="5" svg:d="M4239 7731l7429-3619" svg:viewBox="0 0 7430 3620">
          <text:p/>
        </draw:connector>
        <draw:connector draw:style-name="gr23" draw:text-style-name="P5" draw:layer="layout" draw:type="line" svg:x1="3.041cm" svg:y1="13.337cm" svg:x2="1cm" svg:y2="10.906cm" draw:start-shape="id15" draw:start-glue-point="5" draw:end-shape="id14" draw:end-glue-point="6" svg:d="M3041 13337l-2041-2431" svg:viewBox="0 0 2042 2432">
          <text:p/>
        </draw:connector>
        <draw:connector draw:style-name="gr23" draw:text-style-name="P5" draw:layer="layout" draw:type="line" svg:x1="5.858cm" svg:y1="9.319cm" svg:x2="11.16cm" svg:y2="12.557cm" draw:start-shape="id14" draw:start-glue-point="9" draw:end-shape="id13" draw:end-glue-point="5" svg:d="M5858 9319l5302 3238" svg:viewBox="0 0 5303 3239">
          <text:p/>
        </draw:connector>
        <draw:connector draw:style-name="gr23" draw:text-style-name="P5" draw:layer="layout" draw:type="line" svg:x1="4.928cm" svg:y1="13.337cm" svg:x2="7.477cm" svg:y2="10.906cm" draw:start-shape="id15" draw:start-glue-point="11" draw:end-shape="id14" draw:end-glue-point="8" svg:d="M4928 13337l2549-2431" svg:viewBox="0 0 2550 2432">
          <text:p/>
        </draw:connector>
        <draw:connector draw:style-name="gr23" draw:text-style-name="P5" draw:layer="layout" draw:type="line" svg:x1="16.24cm" svg:y1="4.112cm" svg:x2="23.543cm" svg:y2="7.985cm" draw:start-shape="id12" draw:start-glue-point="7" draw:end-shape="id16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16" draw:start-glue-point="7" draw:end-shape="id17" draw:end-glue-point="4" svg:d="M23543 11160v2318" svg:viewBox="0 0 1 2319">
          <text:p/>
        </draw:connector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Relay Node boots up.</text:p>
              </text:list-item>
            </text:list>
          </draw:text-box>
        </draw:frame>
        <draw:frame draw:style-name="gr14" draw:text-style-name="P14" draw:layer="layout" svg:width="1.143cm" svg:height="0.988cm" svg:x="17.764cm" svg:y="1.762cm">
          <draw:text-box>
            <text:p>1</text:p>
          </draw:text-box>
        </draw:frame>
      </draw:page>
      <draw:page draw:name="page5" draw:style-name="dp1" draw:master-page-name="Default">
        <draw:custom-shape draw:style-name="gr17" draw:text-style-name="P6" xml:id="id18" draw:id="id18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22" draw:id="id22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xml:id="id21" draw:id="id21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3" draw:id="id23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19" draw:id="id19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20" draw:id="id20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18" draw:start-glue-point="6" draw:end-shape="id19" draw:end-glue-point="4" svg:d="M13764 6207v3048" svg:viewBox="0 0 1 3049">
          <text:p/>
        </draw:connector>
        <draw:connector draw:style-name="gr23" draw:text-style-name="P5" draw:layer="layout" draw:type="line" svg:x1="7.477cm" svg:y1="10.906cm" svg:x2="13.764cm" svg:y2="15.859cm" draw:start-shape="id20" draw:start-glue-point="8" draw:end-shape="id19" draw:end-glue-point="6" svg:d="M7477 10906l6287 4953" svg:viewBox="0 0 6288 4954">
          <text:p/>
        </draw:connector>
        <draw:connector draw:style-name="gr23" draw:text-style-name="P5" draw:layer="layout" draw:type="line" svg:x1="3.041cm" svg:y1="13.337cm" svg:x2="1cm" svg:y2="10.906cm" draw:start-shape="id21" draw:start-glue-point="5" draw:end-shape="id20" draw:end-glue-point="6" svg:d="M3041 13337l-2041-2431" svg:viewBox="0 0 2042 2432">
          <text:p/>
        </draw:connector>
        <draw:connector draw:style-name="gr23" draw:text-style-name="P5" draw:layer="layout" draw:type="line" svg:x1="5.858cm" svg:y1="9.319cm" svg:x2="11.16cm" svg:y2="12.557cm" draw:start-shape="id20" draw:start-glue-point="9" draw:end-shape="id19" draw:end-glue-point="5" svg:d="M5858 9319l5302 3238" svg:viewBox="0 0 5303 3239">
          <text:p/>
        </draw:connector>
        <draw:connector draw:style-name="gr23" draw:text-style-name="P5" draw:layer="layout" draw:type="line" svg:x1="4.928cm" svg:y1="13.337cm" svg:x2="7.477cm" svg:y2="10.906cm" draw:start-shape="id21" draw:start-glue-point="11" draw:end-shape="id20" draw:end-glue-point="8" svg:d="M4928 13337l2549-2431" svg:viewBox="0 0 2550 2432">
          <text:p/>
        </draw:connector>
        <draw:connector draw:style-name="gr23" draw:text-style-name="P5" draw:layer="layout" draw:type="line" svg:x1="16.24cm" svg:y1="4.112cm" svg:x2="23.543cm" svg:y2="7.985cm" draw:start-shape="id18" draw:start-glue-point="7" draw:end-shape="id22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22" draw:start-glue-point="7" draw:end-shape="id23" draw:end-glue-point="4" svg:d="M23543 11160v2318" svg:viewBox="0 0 1 2319">
          <text:p/>
        </draw:connector>
        <draw:frame draw:style-name="gr25" draw:text-style-name="P14" draw:layer="layout" svg:width="1.143cm" svg:height="1.044cm" svg:x="7.35cm" svg:y="4.655cm">
          <draw:text-box>
            <text:p>2</text:p>
          </draw:text-box>
        </draw:frame>
        <draw:line draw:style-name="gr22" draw:text-style-name="P5" draw:layer="layout" svg:x1="4.302cm" svg:y1="7.731cm" svg:x2="11.795cm" svg:y2="4.048cm">
          <text:p/>
        </draw:lin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Controller node boots up and connects to the nearest Relay Node.</text:p>
              </text:list-item>
            </text:list>
          </draw:text-box>
        </draw:frame>
        <draw:connector draw:style-name="gr23" draw:text-style-name="P5" draw:layer="layout" draw:type="curve" draw:line-skew="0cm 1.09cm" svg:x1="13.764cm" svg:y1="2.016cm" svg:x2="16.24cm" svg:y2="4.112cm" draw:start-shape="id18" draw:start-glue-point="4" draw:end-shape="id18" draw:end-glue-point="7" svg:d="M13764 2016c0-753 2034-628 3249 84s1613 2012-773 2012" svg:viewBox="0 0 4218 2607">
          <text:p/>
        </draw:connector>
      </draw:page>
      <draw:page draw:name="page6" draw:style-name="dp1" draw:master-page-name="Default">
        <draw:custom-shape draw:style-name="gr17" draw:text-style-name="P6" xml:id="id24" draw:id="id24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28" draw:id="id28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xml:id="id27" draw:id="id27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9" draw:id="id29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5" draw:id="id25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26" draw:id="id26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24" draw:start-glue-point="6" draw:end-shape="id25" draw:end-glue-point="4" svg:d="M13764 6207v3048" svg:viewBox="0 0 1 3049">
          <text:p/>
        </draw:connector>
        <draw:connector draw:style-name="gr23" draw:text-style-name="P5" draw:layer="layout" draw:type="line" svg:x1="7.477cm" svg:y1="10.906cm" svg:x2="13.764cm" svg:y2="15.859cm" draw:start-shape="id26" draw:start-glue-point="8" draw:end-shape="id25" draw:end-glue-point="6" svg:d="M7477 10906l6287 4953" svg:viewBox="0 0 6288 4954">
          <text:p/>
        </draw:connector>
        <draw:connector draw:style-name="gr23" draw:text-style-name="P5" draw:layer="layout" draw:type="line" svg:x1="3.041cm" svg:y1="13.337cm" svg:x2="1cm" svg:y2="10.906cm" draw:start-shape="id27" draw:start-glue-point="5" draw:end-shape="id26" draw:end-glue-point="6" svg:d="M3041 13337l-2041-2431" svg:viewBox="0 0 2042 2432">
          <text:p/>
        </draw:connector>
        <draw:connector draw:style-name="gr23" draw:text-style-name="P5" draw:layer="layout" draw:type="line" svg:x1="4.928cm" svg:y1="13.337cm" svg:x2="7.477cm" svg:y2="10.906cm" draw:start-shape="id27" draw:start-glue-point="11" draw:end-shape="id26" draw:end-glue-point="8" svg:d="M4928 13337l2549-2431" svg:viewBox="0 0 2550 2432">
          <text:p/>
        </draw:connector>
        <draw:connector draw:style-name="gr23" draw:text-style-name="P5" draw:layer="layout" draw:type="line" svg:x1="16.24cm" svg:y1="4.112cm" svg:x2="23.543cm" svg:y2="7.985cm" draw:start-shape="id24" draw:start-glue-point="7" draw:end-shape="id28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28" draw:start-glue-point="7" draw:end-shape="id29" draw:end-glue-point="4" svg:d="M23543 11160v2318" svg:viewBox="0 0 1 2319">
          <text:p/>
        </draw:connector>
        <draw:frame draw:style-name="gr25" draw:text-style-name="P14" draw:layer="layout" svg:width="1.143cm" svg:height="1.044cm" svg:x="8.874cm" svg:y="9.989cm">
          <draw:text-box>
            <text:p>3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Controller node registers itself to the Directory Service which then assigns it a key.</text:p>
              </text:list-item>
            </text:list>
          </draw:text-box>
        </draw:frame>
        <draw:line draw:style-name="gr22" draw:text-style-name="P5" draw:layer="layout" svg:x1="4.302cm" svg:y1="7.731cm" svg:x2="11.16cm" svg:y2="12.557cm">
          <text:p/>
        </draw:line>
        <draw:connector draw:style-name="gr23" draw:text-style-name="P5" draw:layer="layout" draw:type="curve" draw:line-skew="0cm 1.09cm" svg:x1="13.764cm" svg:y1="2.016cm" svg:x2="16.24cm" svg:y2="4.112cm" draw:start-shape="id24" draw:start-glue-point="4" draw:end-shape="id24" draw:end-glue-point="7" svg:d="M13764 2016c0-753 2034-628 3249 84s1613 2012-773 2012" svg:viewBox="0 0 4218 2607">
          <text:p/>
        </draw:connector>
        <draw:line draw:style-name="gr23" draw:text-style-name="P5" draw:layer="layout" svg:x1="4.302cm" svg:y1="7.858cm" svg:x2="11.668cm" svg:y2="4.048cm">
          <text:p/>
        </draw:line>
      </draw:page>
      <draw:page draw:name="page7" draw:style-name="dp1" draw:master-page-name="Default">
        <draw:custom-shape draw:style-name="gr17" draw:text-style-name="P6" xml:id="id30" draw:id="id30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34" draw:id="id34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xml:id="id33" draw:id="id3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35" draw:id="id35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1" draw:id="id31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32" draw:id="id32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30" draw:start-glue-point="6" draw:end-shape="id31" draw:end-glue-point="4" svg:d="M13764 6207v3048" svg:viewBox="0 0 1 3049">
          <text:p/>
        </draw:connector>
        <draw:connector draw:style-name="gr23" draw:text-style-name="P5" draw:layer="layout" draw:type="line" svg:x1="7.477cm" svg:y1="10.906cm" svg:x2="13.764cm" svg:y2="15.859cm" draw:start-shape="id32" draw:start-glue-point="8" draw:end-shape="id31" draw:end-glue-point="6" svg:d="M7477 10906l6287 4953" svg:viewBox="0 0 6288 4954">
          <text:p/>
        </draw:connector>
        <draw:connector draw:style-name="gr23" draw:text-style-name="P5" draw:layer="layout" draw:type="line" svg:x1="4.928cm" svg:y1="13.337cm" svg:x2="7.477cm" svg:y2="10.906cm" draw:start-shape="id33" draw:start-glue-point="11" draw:end-shape="id32" draw:end-glue-point="8" svg:d="M4928 13337l2549-2431" svg:viewBox="0 0 2550 2432">
          <text:p/>
        </draw:connector>
        <draw:connector draw:style-name="gr23" draw:text-style-name="P5" draw:layer="layout" draw:type="line" svg:x1="16.24cm" svg:y1="4.112cm" svg:x2="23.543cm" svg:y2="7.985cm" draw:start-shape="id30" draw:start-glue-point="7" draw:end-shape="id34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34" draw:start-glue-point="7" draw:end-shape="id35" draw:end-glue-point="4" svg:d="M23543 11160v2318" svg:viewBox="0 0 1 2319">
          <text:p/>
        </draw:connector>
        <draw:frame draw:style-name="gr25" draw:text-style-name="P14" draw:layer="layout" svg:width="1.143cm" svg:height="1.044cm" svg:x="2.143cm" svg:y="11.541cm">
          <draw:text-box>
            <text:p>4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Source Node boots up and connects to a pre-registered Controller node.</text:p>
              </text:list-item>
            </text:list>
          </draw:text-box>
        </draw:frame>
        <draw:line draw:style-name="gr22" draw:text-style-name="P5" draw:layer="layout" svg:x1="3.032cm" svg:y1="13.319cm" svg:x2="1cm" svg:y2="10.906cm">
          <text:p/>
        </draw:line>
        <draw:line draw:style-name="gr23" draw:text-style-name="P5" draw:layer="layout" svg:x1="4.302cm" svg:y1="7.731cm" svg:x2="11.668cm" svg:y2="4.175cm">
          <text:p/>
        </draw:line>
        <draw:connector draw:style-name="gr23" draw:text-style-name="P5" draw:layer="layout" draw:type="curve" draw:line-skew="0cm 0.963cm" svg:x1="13.764cm" svg:y1="2.016cm" svg:x2="16.24cm" svg:y2="4.112cm" draw:start-shape="id30" draw:start-glue-point="4" draw:end-shape="id30" draw:end-glue-point="7" svg:d="M13764 2016c0-753 1970-628 3138 84s1534 2012-662 2012" svg:viewBox="0 0 4072 2607">
          <text:p/>
        </draw:connector>
        <draw:line draw:style-name="gr23" draw:text-style-name="P5" draw:layer="layout" svg:x1="5.953cm" svg:y1="9.382cm" svg:x2="11.16cm" svg:y2="12.557cm">
          <text:p/>
        </draw:line>
      </draw:page>
      <draw:page draw:name="page8" draw:style-name="dp1" draw:master-page-name="Default">
        <draw:custom-shape draw:style-name="gr17" draw:text-style-name="P6" xml:id="id36" draw:id="id36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40" draw:id="id40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xml:id="id38" draw:id="id38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41" draw:id="id41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7" draw:id="id37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39" draw:id="id39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36" draw:start-glue-point="6" draw:end-shape="id37" draw:end-glue-point="4" svg:d="M13764 6207v3048" svg:viewBox="0 0 1 3049">
          <text:p/>
        </draw:connector>
        <draw:connector draw:style-name="gr23" draw:text-style-name="P5" draw:layer="layout" draw:type="line" svg:x1="4.928cm" svg:y1="13.337cm" svg:x2="7.477cm" svg:y2="10.906cm" draw:start-shape="id38" draw:start-glue-point="11" draw:end-shape="id39" draw:end-glue-point="8" svg:d="M4928 13337l2549-2431" svg:viewBox="0 0 2550 2432">
          <text:p/>
        </draw:connector>
        <draw:connector draw:style-name="gr23" draw:text-style-name="P5" draw:layer="layout" draw:type="line" svg:x1="16.24cm" svg:y1="4.112cm" svg:x2="23.543cm" svg:y2="7.985cm" draw:start-shape="id36" draw:start-glue-point="7" draw:end-shape="id40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40" draw:start-glue-point="7" draw:end-shape="id41" draw:end-glue-point="4" svg:d="M23543 11160v2318" svg:viewBox="0 0 1 2319">
          <text:p/>
        </draw:connector>
        <draw:frame draw:style-name="gr25" draw:text-style-name="P14" draw:layer="layout" svg:width="1.143cm" svg:height="1.044cm" svg:x="7.858cm" svg:y="11.894cm">
          <draw:text-box>
            <text:p>5</text:p>
          </draw:text-box>
        </draw:frame>
        <draw:frame draw:style-name="gr26" draw:text-style-name="P13" draw:layer="layout" svg:width="25.146cm" svg:height="3.969cm" svg:x="1.381cm" svg:y="16.621cm">
          <draw:text-box>
            <text:list text:style-name="L2">
              <text:list-item>
                <text:p text:style-name="P12">This Controller node now registers this Source node with the directory service sending out just the internally assigned UID of the same to the directory service.</text:p>
              </text:list-item>
              <text:list-item>
                <text:p text:style-name="P12">This UID is local to every Controller node and holds meaning within that particular controller only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36" draw:start-glue-point="4" draw:end-shape="id36" draw:end-glue-point="7" svg:d="M13764 2016c0-753 2161-628 3472 84s1771 2012-996 2012" svg:viewBox="0 0 4511 2607">
          <text:p/>
        </draw:connector>
        <draw:line draw:style-name="gr23" draw:text-style-name="P5" draw:layer="layout" svg:x1="4.302cm" svg:y1="7.731cm" svg:x2="11.668cm" svg:y2="4.175cm">
          <text:p/>
        </draw:line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2" draw:text-style-name="P5" draw:layer="layout" svg:x1="7.477cm" svg:y1="10.906cm" svg:x2="13.827cm" svg:y2="15.859cm">
          <text:p/>
        </draw:line>
      </draw:page>
      <draw:page draw:name="page9" draw:style-name="dp1" draw:master-page-name="Default">
        <draw:custom-shape draw:style-name="gr17" draw:text-style-name="P6" xml:id="id42" draw:id="id42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44" draw:id="id44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45" draw:id="id45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43" draw:id="id43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42" draw:start-glue-point="6" draw:end-shape="id43" draw:end-glue-point="4" svg:d="M13764 6207v3048" svg:viewBox="0 0 1 3049">
          <text:p/>
        </draw:connector>
        <draw:connector draw:style-name="gr23" draw:text-style-name="P5" draw:layer="layout" draw:type="line" svg:x1="16.24cm" svg:y1="4.112cm" svg:x2="23.543cm" svg:y2="7.985cm" draw:start-shape="id42" draw:start-glue-point="7" draw:end-shape="id44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44" draw:start-glue-point="7" draw:end-shape="id45" draw:end-glue-point="4" svg:d="M23543 11160v2318" svg:viewBox="0 0 1 2319">
          <text:p/>
        </draw:connector>
        <draw:frame draw:style-name="gr25" draw:text-style-name="P14" draw:layer="layout" svg:width="1.143cm" svg:height="1.044cm" svg:x="6.334cm" svg:y="12.021cm">
          <draw:text-box>
            <text:p>6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Source node now appends the message to be sent with a unique identifier of the Destination node, i.e. (ctrlr_key, ctrlr_assigned_uid) and sends to the Controller it is connected to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42" draw:start-glue-point="4" draw:end-shape="id42" draw:end-glue-point="7" svg:d="M13764 2016c0-753 2161-628 3472 84s1771 2012-996 2012" svg:viewBox="0 0 4511 2607">
          <text:p/>
        </draw:connector>
        <draw:line draw:style-name="gr23" draw:text-style-name="P5" draw:layer="layout" svg:x1="4.302cm" svg:y1="7.731cm" svg:x2="11.668cm" svg:y2="4.175cm">
          <text:p/>
        </draw:line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3" draw:text-style-name="P5" draw:layer="layout" svg:x1="7.477cm" svg:y1="10.906cm" svg:x2="13.7cm" svg:y2="15.859cm">
          <text:p/>
        </draw:line>
        <draw:line draw:style-name="gr22" draw:text-style-name="P5" draw:layer="layout" svg:x1="4.937cm" svg:y1="13.446cm" svg:x2="7.477cm" svg:y2="10.906cm">
          <text:p/>
        </draw:line>
      </draw:page>
      <draw:page draw:name="page10" draw:style-name="dp1" draw:master-page-name="Default">
        <draw:custom-shape draw:style-name="gr17" draw:text-style-name="P6" xml:id="id46" draw:id="id46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48" draw:id="id48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49" draw:id="id49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47" draw:id="id47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3.764cm" svg:y1="6.207cm" svg:x2="13.764cm" svg:y2="9.255cm" draw:start-shape="id46" draw:start-glue-point="6" draw:end-shape="id47" draw:end-glue-point="4" svg:d="M13764 6207v3048" svg:viewBox="0 0 1 3049">
          <text:p/>
        </draw:connector>
        <draw:connector draw:style-name="gr23" draw:text-style-name="P5" draw:layer="layout" draw:type="line" svg:x1="16.24cm" svg:y1="4.112cm" svg:x2="23.543cm" svg:y2="7.985cm" draw:start-shape="id46" draw:start-glue-point="7" draw:end-shape="id48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48" draw:start-glue-point="7" draw:end-shape="id49" draw:end-glue-point="4" svg:d="M23543 11160v2318" svg:viewBox="0 0 1 2319">
          <text:p/>
        </draw:connector>
        <draw:frame draw:style-name="gr25" draw:text-style-name="P14" draw:layer="layout" svg:width="1.143cm" svg:height="1.044cm" svg:x="8.112cm" svg:y="5.826cm">
          <draw:text-box>
            <text:p>7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Controller node receives the message from Source node, assigns a session number to begin conversation, appends it to the message and sends to the relay node it is connected to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46" draw:start-glue-point="4" draw:end-shape="id46" draw:end-glue-point="7" svg:d="M13764 2016c0-753 2161-628 3472 84s1771 2012-996 2012" svg:viewBox="0 0 4511 2607">
          <text:p/>
        </draw:connector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3" draw:text-style-name="P5" draw:layer="layout" svg:x1="7.477cm" svg:y1="10.906cm" svg:x2="13.7cm" svg:y2="15.859cm">
          <text:p/>
        </draw:line>
        <draw:line draw:style-name="gr23" draw:text-style-name="P5" draw:layer="layout" svg:x1="5.191cm" svg:y1="13.573cm" svg:x2="7.477cm" svg:y2="10.906cm">
          <text:p/>
        </draw:line>
        <draw:line draw:style-name="gr22" draw:text-style-name="P5" draw:layer="layout" svg:x1="4.302cm" svg:y1="7.731cm" svg:x2="11.668cm" svg:y2="4.175cm">
          <text:p/>
        </draw:line>
      </draw:page>
      <draw:page draw:name="page11" draw:style-name="dp1" draw:master-page-name="Default">
        <draw:custom-shape draw:style-name="gr17" draw:text-style-name="P6" xml:id="id50" draw:id="id50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51" draw:id="id51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52" draw:id="id52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16.24cm" svg:y1="4.112cm" svg:x2="23.543cm" svg:y2="7.985cm" draw:start-shape="id50" draw:start-glue-point="7" draw:end-shape="id51" draw:end-glue-point="4" svg:d="M16240 4112l7303 3873" svg:viewBox="0 0 7304 3874">
          <text:p/>
        </draw:connector>
        <draw:connector draw:style-name="gr23" draw:text-style-name="P5" draw:layer="layout" draw:type="line" svg:x1="23.543cm" svg:y1="11.16cm" svg:x2="23.543cm" svg:y2="13.478cm" draw:start-shape="id51" draw:start-glue-point="7" draw:end-shape="id52" draw:end-glue-point="4" svg:d="M23543 11160v2318" svg:viewBox="0 0 1 2319">
          <text:p/>
        </draw:connector>
        <draw:frame draw:style-name="gr25" draw:text-style-name="P14" draw:layer="layout" svg:width="1.143cm" svg:height="1.044cm" svg:x="13.954cm" svg:y="6.842cm">
          <draw:text-box>
            <text:p>8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Relay node now finds the IP of destnation Controller node via querying the Directory service using the ctrlr_key and the ctrlr_assigned_uid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50" draw:start-glue-point="4" draw:end-shape="id50" draw:end-glue-point="7" svg:d="M13764 2016c0-753 2161-628 3472 84s1771 2012-996 2012" svg:viewBox="0 0 4511 2607">
          <text:p/>
        </draw:connector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3" draw:text-style-name="P5" draw:layer="layout" svg:x1="7.477cm" svg:y1="10.906cm" svg:x2="13.7cm" svg:y2="15.859cm">
          <text:p/>
        </draw:line>
        <draw:line draw:style-name="gr23" draw:text-style-name="P5" draw:layer="layout" svg:x1="5.191cm" svg:y1="13.573cm" svg:x2="7.477cm" svg:y2="10.906cm">
          <text:p/>
        </draw:line>
        <draw:line draw:style-name="gr23" draw:text-style-name="P5" draw:layer="layout" svg:x1="4.302cm" svg:y1="7.858cm" svg:x2="11.668cm" svg:y2="4.048cm">
          <text:p/>
        </draw:line>
        <draw:line draw:style-name="gr22" draw:text-style-name="P5" draw:layer="layout" svg:x1="13.827cm" svg:y1="6.207cm" svg:x2="13.827cm" svg:y2="9.255cm">
          <text:p/>
        </draw:line>
      </draw:page>
      <draw:page draw:name="page12" draw:style-name="dp1" draw:master-page-name="Default">
        <draw:custom-shape draw:style-name="gr17" draw:text-style-name="P6" xml:id="id55" draw:id="id55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xml:id="id53" draw:id="id53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54" draw:id="id54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5" draw:layer="layout" draw:type="line" svg:x1="23.543cm" svg:y1="11.16cm" svg:x2="23.543cm" svg:y2="13.478cm" draw:start-shape="id53" draw:start-glue-point="7" draw:end-shape="id54" draw:end-glue-point="4" svg:d="M23543 11160v2318" svg:viewBox="0 0 1 2319">
          <text:p/>
        </draw:connector>
        <draw:frame draw:style-name="gr25" draw:text-style-name="P14" draw:layer="layout" svg:width="1.143cm" svg:height="1.044cm" svg:x="19.796cm" svg:y="5.064cm">
          <draw:text-box>
            <text:p>9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relay now passes along the whole message to the destination Controller node that it has just figured out the IP of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55" draw:start-glue-point="4" draw:end-shape="id55" draw:end-glue-point="7" svg:d="M13764 2016c0-753 2161-628 3472 84s1771 2012-996 2012" svg:viewBox="0 0 4511 2607">
          <text:p/>
        </draw:connector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3" draw:text-style-name="P5" draw:layer="layout" svg:x1="7.477cm" svg:y1="10.906cm" svg:x2="13.7cm" svg:y2="15.859cm">
          <text:p/>
        </draw:line>
        <draw:line draw:style-name="gr23" draw:text-style-name="P5" draw:layer="layout" svg:x1="5.191cm" svg:y1="13.573cm" svg:x2="7.477cm" svg:y2="10.906cm">
          <text:p/>
        </draw:line>
        <draw:line draw:style-name="gr23" draw:text-style-name="P5" draw:layer="layout" svg:x1="4.302cm" svg:y1="7.858cm" svg:x2="11.668cm" svg:y2="4.048cm">
          <text:p/>
        </draw:line>
        <draw:line draw:style-name="gr23" draw:text-style-name="P5" draw:layer="layout" svg:x1="13.827cm" svg:y1="9.255cm" svg:x2="13.827cm" svg:y2="6.207cm">
          <text:p/>
        </draw:line>
        <draw:line draw:style-name="gr22" draw:text-style-name="P5" draw:layer="layout" svg:x1="16.367cm" svg:y1="4.175cm" svg:x2="23.606cm" svg:y2="7.985cm">
          <text:p/>
        </draw:line>
      </draw:page>
      <draw:page draw:name="page13" draw:style-name="dp1" draw:master-page-name="Default">
        <draw:custom-shape draw:style-name="gr17" draw:text-style-name="P6" xml:id="id56" draw:id="id56" draw:layer="layout" svg:width="4.572cm" svg:height="4.191cm" svg:x="11.668cm" svg:y="2.016cm">
          <text:p text:style-name="P11">Relay Nod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4" draw:layer="layout" svg:width="6.477cm" svg:height="3.175cm" svg:x="20.304cm" svg:y="7.985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.667cm" svg:height="2.508cm" svg:x="2.651cm" svg:y="12.97cm">
          <text:p text:style-name="P11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.667cm" svg:height="2.508cm" svg:x="22.209cm" svg:y="13.478cm">
          <text:p text:style-name="P11">D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5.207cm" svg:height="6.604cm" svg:x="11.16cm" svg:y="9.255cm">
          <text:p text:style-name="P11">Directory</text:p>
          <text:p text:style-name="P11">Ser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477cm" svg:height="3.175cm" svg:x="1cm" svg:y="7.731cm">
          <text:p text:style-name="P11">Controller</text:p>
          <text:p text:style-name="P11">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4" draw:layer="layout" svg:width="1.397cm" svg:height="1.143cm" svg:x="23.606cm" svg:y="11.668cm">
          <draw:text-box>
            <text:p>10</text:p>
          </draw:text-box>
        </draw:frame>
        <draw:frame draw:style-name="gr24" draw:text-style-name="P13" draw:layer="layout" svg:width="25.146cm" svg:height="2.794cm" svg:x="1.381cm" svg:y="17.383cm">
          <draw:text-box>
            <text:list text:style-name="L2">
              <text:list-item>
                <text:p text:style-name="P12">The destination Relay node takes note of the session number received from the message, strips it and find the IP of the Destination node using the ctrlr_assigned_uid assigned by it and sends just the message to it.</text:p>
              </text:list-item>
            </text:list>
          </draw:text-box>
        </draw:frame>
        <draw:connector draw:style-name="gr23" draw:text-style-name="P5" draw:layer="layout" draw:type="curve" draw:line-skew="0cm 1.344cm" svg:x1="13.764cm" svg:y1="2.016cm" svg:x2="16.24cm" svg:y2="4.112cm" draw:start-shape="id56" draw:start-glue-point="4" draw:end-shape="id56" draw:end-glue-point="7" svg:d="M13764 2016c0-753 2161-628 3472 84s1771 2012-996 2012" svg:viewBox="0 0 4511 2607">
          <text:p/>
        </draw:connector>
        <draw:line draw:style-name="gr23" draw:text-style-name="P5" draw:layer="layout" svg:x1="2.905cm" svg:y1="13.573cm" svg:x2="1cm" svg:y2="11.033cm">
          <text:p/>
        </draw:line>
        <draw:line draw:style-name="gr23" draw:text-style-name="P5" draw:layer="layout" svg:x1="5.826cm" svg:y1="9.255cm" svg:x2="11.16cm" svg:y2="12.557cm">
          <text:p/>
        </draw:line>
        <draw:line draw:style-name="gr23" draw:text-style-name="P5" draw:layer="layout" svg:x1="7.477cm" svg:y1="10.906cm" svg:x2="13.7cm" svg:y2="15.859cm">
          <text:p/>
        </draw:line>
        <draw:line draw:style-name="gr23" draw:text-style-name="P5" draw:layer="layout" svg:x1="5.191cm" svg:y1="13.573cm" svg:x2="7.477cm" svg:y2="10.906cm">
          <text:p/>
        </draw:line>
        <draw:line draw:style-name="gr23" draw:text-style-name="P5" draw:layer="layout" svg:x1="4.302cm" svg:y1="7.858cm" svg:x2="11.668cm" svg:y2="4.048cm">
          <text:p/>
        </draw:line>
        <draw:line draw:style-name="gr23" draw:text-style-name="P5" draw:layer="layout" svg:x1="13.827cm" svg:y1="9.255cm" svg:x2="13.827cm" svg:y2="6.207cm">
          <text:p/>
        </draw:line>
        <draw:line draw:style-name="gr23" draw:text-style-name="P5" draw:layer="layout" svg:x1="16.367cm" svg:y1="4.048cm" svg:x2="23.606cm" svg:y2="7.985cm">
          <text:p/>
        </draw:line>
        <draw:line draw:style-name="gr22" draw:text-style-name="P5" draw:layer="layout" svg:x1="23.606cm" svg:y1="11.16cm" svg:x2="23.606cm" svg:y2="13.5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29T12:53:03.929187775</meta:creation-date>
    <dc:date>2019-08-24T02:23:49.223905957</dc:date>
    <meta:editing-duration>PT5H8M44S</meta:editing-duration>
    <meta:editing-cycles>28</meta:editing-cycles>
    <meta:generator>LibreOffice/6.3.0.4$Linux_X86_64 LibreOffice_project/30$Build-4</meta:generator>
    <meta:document-statistic meta:object-count="208"/>
  </office:meta>
</office:document-meta>
</file>